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15d8f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2021f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1d476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e6c5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2264f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722f" officeooo:paragraph-rsid="001672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ba3b3" officeooo:paragraph-rsid="001ba3b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d4762" officeooo:paragraph-rsid="001d476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2021f6" officeooo:paragraph-rsid="002264f2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2021f6" officeooo:paragraph-rsid="00261a6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8f111"/>
    </style:style>
    <style:style style:name="P13" style:family="paragraph" style:parent-style-name="Standard">
      <style:paragraph-properties fo:text-align="start" style:justify-single-word="false"/>
      <style:text-properties officeooo:paragraph-rsid="002264f2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5d8fd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29cf80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9cf80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28f111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1e6c59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24409b"/>
    </style:style>
    <style:style style:name="P20" style:family="paragraph" style:parent-style-name="Standard" style:list-style-name="L11">
      <style:paragraph-properties fo:text-align="start" style:justify-single-word="false"/>
      <style:text-properties officeooo:paragraph-rsid="0028f111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29cf80" style:font-size-asian="12.25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29cf80" style:font-size-asian="12.25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15d8fd" officeooo:paragraph-rsid="0029cf80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1ba3b3" officeooo:paragraph-rsid="0029cf80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1ba3b3" officeooo:paragraph-rsid="0028f111"/>
    </style:style>
    <style:style style:name="P26" style:family="paragraph" style:parent-style-name="Standard" style:list-style-name="L8">
      <style:paragraph-properties fo:text-align="start" style:justify-single-word="false"/>
      <style:text-properties officeooo:rsid="001e6c59" officeooo:paragraph-rsid="0028f111"/>
    </style:style>
    <style:style style:name="P27" style:family="paragraph" style:parent-style-name="Standard" style:list-style-name="L11">
      <style:paragraph-properties fo:text-align="start" style:justify-single-word="false"/>
      <style:text-properties officeooo:rsid="001e6c59" officeooo:paragraph-rsid="0028f111"/>
    </style:style>
    <style:style style:name="P28" style:family="paragraph" style:parent-style-name="Standard" style:list-style-name="L11">
      <style:paragraph-properties fo:text-align="start" style:justify-single-word="false"/>
      <style:text-properties officeooo:rsid="002264f2" officeooo:paragraph-rsid="0028f111"/>
    </style:style>
    <style:style style:name="P29" style:family="paragraph" style:parent-style-name="Standard" style:list-style-name="L8">
      <style:paragraph-properties fo:text-align="start" style:justify-single-word="false" style:writing-mode="lr-tb"/>
      <style:text-properties officeooo:paragraph-rsid="0028f111"/>
    </style:style>
    <style:style style:name="P30" style:family="paragraph" style:parent-style-name="Standard" style:list-style-name="L10">
      <style:paragraph-properties fo:text-align="start" style:justify-single-word="false" style:writing-mode="lr-tb"/>
      <style:text-properties fo:font-size="12pt" fo:font-weight="normal" officeooo:rsid="0028f111" officeooo:paragraph-rsid="002b7021" style:font-size-asian="12pt" style:font-weight-asian="normal" style:font-size-complex="12pt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d8f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6722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92793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7f6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a708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d476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ba3b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e6c59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264f2" style:font-size-asian="12.25pt" style:font-weight-asian="normal" style:font-size-complex="14pt" style:font-weight-complex="normal"/>
    </style:style>
    <style:style style:name="T11" style:family="text">
      <style:text-properties fo:font-size="14pt" fo:font-weight="bold" officeooo:rsid="0027c314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28f111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29cf80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302740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27c314" style:font-size-asian="14pt" style:font-weight-asian="bold" style:font-size-complex="14pt" style:font-weight-complex="bold"/>
    </style:style>
    <style:style style:name="T16" style:family="text">
      <style:text-properties fo:font-size="16pt" fo:font-weight="bold" officeooo:rsid="0015d8fd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171c73" style:font-size-asian="14pt" style:font-weight-asian="bold" style:font-size-complex="16pt" style:font-weight-complex="bold"/>
    </style:style>
    <style:style style:name="T18" style:family="text">
      <style:text-properties fo:font-size="16pt" fo:font-weight="bold" officeooo:rsid="0019048e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24409b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27c314" style:font-size-asian="14pt" style:font-weight-asian="bold" style:font-size-complex="16pt" style:font-weight-complex="bold"/>
    </style:style>
    <style:style style:name="T21" style:family="text">
      <style:text-properties fo:font-size="20pt" fo:font-weight="bold" officeooo:rsid="0015d8fd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02021f6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023ec6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028f111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02e975f" style:font-size-asian="20pt" style:font-weight-asian="bold" style:font-size-complex="20pt" style:font-weight-complex="bold"/>
    </style:style>
    <style:style style:name="T26" style:family="text">
      <style:text-properties fo:font-size="20pt" officeooo:rsid="002264f2" style:font-size-asian="20pt" style:font-size-complex="20pt"/>
    </style:style>
    <style:style style:name="T27" style:family="text">
      <style:text-properties fo:font-size="20pt" officeooo:rsid="002021f6" style:font-size-asian="20pt" style:font-size-complex="20pt"/>
    </style:style>
    <style:style style:name="T28" style:family="text">
      <style:text-properties fo:font-size="20pt" officeooo:rsid="0028f111" style:font-size-asian="20pt" style:font-size-complex="20pt"/>
    </style:style>
    <style:style style:name="T29" style:family="text">
      <style:text-properties fo:font-weight="bold" officeooo:rsid="0027c314" style:font-weight-asian="bold" style:font-weight-complex="bold"/>
    </style:style>
    <style:style style:name="T30" style:family="text">
      <style:text-properties fo:font-weight="bold" officeooo:rsid="0029cf8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<text:s/>Cycles for Each Operation:</text:p>
      <text:p text:style-name="P1"/>
      <text:list xml:id="list2180114010" text:style-name="L1">
        <text:list-item>
          <text:p text:style-name="P14"><text:span text:style-name="T16">Any 2-OP Except [</text:span><text:span text:style-name="T17">(</text:span><text:span text:style-name="T16">MOV – CMP</text:span><text:span text:style-name="T17">)</text:span><text:span text:style-name="T16">-</text:span><text:span text:style-name="T17">&gt;</text:span><text:span text:style-name="T16">Subtract </text:span><text:span text:style-name="T18">One</text:span><text:span text:style-name="T16"> instruction</text:span><text:span text:style-name="T17">]</text:span></text:p>
        </text:list-item>
      </text:list>
      <text:list xml:id="list2185184093" text:style-name="L2">
        <text:list-item>
          <text:p text:style-name="P21">Direct src – Direct Dest:<text:tab/>4 <text:tab/><text:tab/><text:tab/><text:span text:style-name="T29">+</text:span><text:span text:style-name="T30">2</text:span><text:span text:style-name="T29">(fetch decode) + 1(save result)</text:span></text:p>
        </text:list-item>
        <text:list-item>
          <text:p text:style-name="P21">Direct src – Ind Reg Dest: 5<text:tab/><text:tab/><text:tab/><text:span text:style-name="T29">+</text:span><text:span text:style-name="T30">2</text:span><text:span text:style-name="T29">(fetch decode) + 1(save result)</text:span></text:p>
        </text:list-item>
        <text:list-item>
          <text:p text:style-name="P21">Auto Inc src – Auto Inc Dest / Direct src – Auto Inc Dest: 6(Dir) / 7(Indir) <text:span text:style-name="T29">+</text:span><text:span text:style-name="T30">2</text:span><text:span text:style-name="T29">(fetch decode) + 1(save result)</text:span></text:p>
        </text:list-item>
        <text:list-item>
          <text:p text:style-name="P21">Auto Dec <text:s/>Dest - Direct src <text:s/>/ Direct src – Auto Dec Dest : 6(Dir) / 7(Indir) <text:span text:style-name="T29">+</text:span><text:span text:style-name="T30">2</text:span><text:span text:style-name="T29">(fetch decode) + 1(save result)</text:span></text:p>
        </text:list-item>
        <text:list-item>
          <text:p text:style-name="P21">Index Dest - Direct src / Direct src – Index Dest: 8(Dir) / 9(Indir) <text:s text:c="2"/><text:tab/><text:tab/><text:span text:style-name="T29">+</text:span><text:span text:style-name="T30">2</text:span><text:span text:style-name="T29">(fetch decode) + 1(save result)</text:span></text:p>
        </text:list-item>
      </text:list>
      <text:p text:style-name="P4"/>
      <text:list xml:id="list1038394005" text:style-name="L3">
        <text:list-item>
          <text:p text:style-name="P22"><text:s/>Ind Reg src -Ind Reg Dest <text:s/>: 6<text:tab/><text:tab/><text:tab/><text:span text:style-name="T29">+</text:span><text:span text:style-name="T30">2</text:span><text:span text:style-name="T29">(fetch decode) + 1(save result)</text:span></text:p>
        </text:list-item>
        <text:list-item>
          <text:p text:style-name="P22">Auto Inc src -Ind Reg Dest / Ind Reg src -Auto Inc Dest : 7(Dir) / 8(Indir)<text:tab/><text:tab/><text:span text:style-name="T29">+</text:span><text:span text:style-name="T30">2</text:span><text:span text:style-name="T29">(fetch decode) + 1(save result)</text:span></text:p>
        </text:list-item>
        <text:list-item>
          <text:p text:style-name="P22">Auto Dec src -Ind Reg Dest / Ind Reg src -Auto Dec Dest : 7(Dir) / 8(Indir)<text:tab/><text:tab/><text:tab/><text:span text:style-name="T29">+</text:span><text:span text:style-name="T30">2</text:span><text:span text:style-name="T29">(fetch decode) + 1(save result)</text:span></text:p>
        </text:list-item>
        <text:list-item>
          <text:p text:style-name="P15"><text:span text:style-name="T2">I</text:span><text:span text:style-name="T3">ndex</text:span><text:span text:style-name="T2"> <text:s/>src -Ind Reg Dest / Ind Reg src -I</text:span><text:span text:style-name="T3">ndex </text:span><text:span text:style-name="T2">Dest : 9(Dir) / 10(Indir)<text:tab/> <text:tab/></text:span><text:span text:style-name="T11">+</text:span><text:span text:style-name="T13">2</text:span><text:span text:style-name="T11">(fetch decode) + 1(save result)</text:span></text:p>
        </text:list-item>
      </text:list>
      <text:p text:style-name="P7"/>
      <text:list xml:id="list3080621049" text:style-name="L4">
        <text:list-item>
          <text:p text:style-name="P23"><text:span text:style-name="T1">Auto Inc src -Auto Inc Dest 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3"><text:span text:style-name="T1">Auto </text:span><text:span text:style-name="T5">de</text:span><text:span text:style-name="T1">c src -Auto </text:span><text:span text:style-name="T5">Inc</text:span><text:span text:style-name="T1"> Dest / Auto Inc src -Auto </text:span><text:span text:style-name="T5">de</text:span><text:span text:style-name="T1">c Dest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16"><text:span text:style-name="T2">I</text:span><text:span text:style-name="T6">ndex </text:span><text:span text:style-name="T2">src -</text:span><text:span text:style-name="T6">Auto Inc</text:span><text:span text:style-name="T2"> Dest /Auto Inc src -Inde</text:span><text:span text:style-name="T5">x</text:span><text:span text:style-name="T2"> Dest 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text:tab/><text:tab/></text:span><text:span text:style-name="T11">+</text:span><text:span text:style-name="T13">2</text:span><text:span text:style-name="T11">(fetch decode) + 1(save result)</text:span></text:p>
        </text:list-item>
      </text:list>
      <text:p text:style-name="P8"/>
      <text:list xml:id="list1146544472" text:style-name="L5">
        <text:list-item>
          <text:p text:style-name="P24"><text:span text:style-name="T1"><text:s/>Index src– Auto Dec Dest/Auto Dec src– Index Dest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5"><text:span text:style-name="T2">Auto Dec </text:span><text:span text:style-name="T1">src</text:span><text:span text:style-name="T2">– </text:span><text:span text:style-name="T1">Auto Dec src : 1</text:span><text:span text:style-name="T4">0</text:span><text:span text:style-name="T2">(</text:span><text:span text:style-name="T4">Ind</text:span><text:span text:style-name="T2">ir)/</text:span><text:span text:style-name="T4">10</text:span><text:span text:style-name="T2">(Indir) <text:s/></text:span><text:span text:style-name="T4">9</text:span><text:span text:style-name="T2">(Dir)/</text:span><text:span text:style-name="T4">10</text:span><text:span text:style-name="T2">(Indir) </text:span><text:span text:style-name="T4">10</text:span><text:span text:style-name="T2">(</text:span><text:span text:style-name="T4">Ind</text:span><text:span text:style-name="T2">ir)/</text:span><text:span text:style-name="T4">9</text:span><text:span text:style-name="T2">(dir)<text:tab/><text:tab/><text:tab/></text:span><text:span text:style-name="T11">+</text:span><text:span text:style-name="T13">2</text:span><text:span text:style-name="T11">(fetch decode) + 1(save result)</text:span><text:span text:style-name="T2"><text:tab/></text:span></text:p>
        </text:list-item>
      </text:list>
      <text:p text:style-name="P9"/>
      <text:list xml:id="list2279281193" text:style-name="L6">
        <text:list-item>
          <text:p text:style-name="P17"><text:span text:style-name="T8">Index src– I</text:span><text:span text:style-name="T7">ndex</text:span><text:span text:style-name="T8"> Dest : 1</text:span><text:span text:style-name="T7">4</text:span><text:span text:style-name="T2">(</text:span><text:span text:style-name="T4">Ind</text:span><text:span text:style-name="T2">ir)/</text:span><text:span text:style-name="T4">1</text:span><text:span text:style-name="T7">4</text:span><text:span text:style-name="T2">(Indir) <text:s/></text:span><text:span text:style-name="T7">13</text:span><text:span text:style-name="T2">(Dir)/</text:span><text:span text:style-name="T4">1</text:span><text:span text:style-name="T7">4</text:span><text:span text:style-name="T2">(Indir) </text:span><text:span text:style-name="T4">1</text:span><text:span text:style-name="T7">4</text:span><text:span text:style-name="T2">(</text:span><text:span text:style-name="T4">Ind</text:span><text:span text:style-name="T2">ir)/</text:span><text:span text:style-name="T7">13</text:span><text:span text:style-name="T2">(dir)<text:tab/><text:tab/><text:tab/></text:span><text:span text:style-name="T11">+</text:span><text:span text:style-name="T13">2</text:span><text:span text:style-name="T11">(fetch decode) + 1(save result)</text:span></text:p>
        </text:list-item>
      </text:list>
      <text:p text:style-name="P3"/>
      <text:p text:style-name="P2"/>
      <text:list xml:id="list3965680517" text:style-name="L7">
        <text:list-item>
          <text:p text:style-name="P18"><text:span text:style-name="T16">Any </text:span><text:span text:style-name="T17">1</text:span><text:span text:style-name="T16">-OP</text:span></text:p>
        </text:list-item>
      </text:list>
      <text:list xml:id="list2508496442" text:style-name="L8">
        <text:list-item>
          <text:p text:style-name="P29"><text:span text:style-name="T9">Direct</text:span><text:span text:style-name="T8"> : </text:span><text:span text:style-name="T9">3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6"><text:span text:style-name="T8">I</text:span><text:span text:style-name="T1">ndir : 4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6"><text:span text:style-name="T1">Auto Inc: 4</text:span><text:span text:style-name="T2">(Dir)/</text:span><text:span text:style-name="T1">5</text:span><text:span text:style-name="T2">(Indir)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6"><text:soft-page-break/><text:span text:style-name="T1">Auto Dec : 4</text:span><text:span text:style-name="T2">(Dir)/</text:span><text:span text:style-name="T1">5</text:span><text:span text:style-name="T2">(Indir)<text:tab/><text:tab/></text:span><text:span text:style-name="T11">+</text:span><text:span text:style-name="T13">2</text:span><text:span text:style-name="T11">(fetch decode) + 1(save result)</text:span></text:p>
        </text:list-item>
        <text:list-item>
          <text:p text:style-name="P26"><text:span text:style-name="T1">Index : 7</text:span><text:span text:style-name="T2">(Dir)/</text:span><text:span text:style-name="T1">8</text:span><text:span text:style-name="T2">(Indir)<text:tab/><text:tab/><text:tab/></text:span><text:span text:style-name="T11">+</text:span><text:span text:style-name="T13">2</text:span><text:span text:style-name="T11">(fetch decode) + 1(save result)</text:span></text:p>
        </text:list-item>
      </text:list>
      <text:p text:style-name="P5"/>
      <text:list xml:id="list1030976321" text:style-name="L9">
        <text:list-item>
          <text:p text:style-name="P19"><text:span text:style-name="T16">b</text:span><text:span text:style-name="T19">ranch instruction<text:tab/></text:span><text:span text:style-name="T20"><text:tab/><text:tab/></text:span><text:span text:style-name="T15">+2(fetch decode)</text:span></text:p>
        </text:list-item>
      </text:list>
      <text:list xml:id="list36527052" text:style-name="L10">
        <text:list-header>
          <text:p text:style-name="P30">3</text:p>
        </text:list-header>
      </text:list>
      <text:p text:style-name="P11"/>
      <text:p text:style-name="P13"><text:span text:style-name="T27">Number </text:span><text:span text:style-name="T26">of Fetches Excluding/</text:span><text:span text:style-name="T28">Including</text:span><text:span text:style-name="T26"> Fetching Instruction</text:span><text:span text:style-name="T27">:</text:span></text:p>
      <text:p text:style-name="P10"/>
      <text:list xml:id="list3334552490" text:style-name="L11">
        <text:list-item>
          <text:p text:style-name="P20"><text:span text:style-name="T9">Direct</text:span><text:span text:style-name="T8"> : </text:span><text:span text:style-name="T10">0 <text:tab/><text:tab/><text:tab/></text:span><text:span text:style-name="T11">+</text:span><text:span text:style-name="T14">1</text:span><text:span text:style-name="T11">(fetch decode</text:span><text:span text:style-name="T12">)</text:span></text:p>
        </text:list-item>
        <text:list-item>
          <text:p text:style-name="P27"><text:span text:style-name="T8">I</text:span><text:span text:style-name="T1">ndir : </text:span><text:span text:style-name="T10">1<text:tab/><text:tab/><text:tab/></text:span><text:span text:style-name="T11">+</text:span><text:span text:style-name="T14">1</text:span><text:span text:style-name="T11">(fetch decode</text:span><text:span text:style-name="T12">)</text:span></text:p>
        </text:list-item>
        <text:list-item>
          <text:p text:style-name="P20"><text:span text:style-name="T1">Auto Inc: </text:span><text:span text:style-name="T10">1</text:span><text:span text:style-name="T2">(Dir)/</text:span><text:span text:style-name="T10">2</text:span><text:span text:style-name="T2">(Indir)<text:tab/><text:tab/></text:span><text:span text:style-name="T11">+</text:span><text:span text:style-name="T14">1</text:span><text:span text:style-name="T11">(fetch decode</text:span><text:span text:style-name="T12">)</text:span></text:p>
        </text:list-item>
        <text:list-item>
          <text:p text:style-name="P27"><text:span text:style-name="T2">Auto Dec : </text:span><text:span text:style-name="T10">1</text:span><text:span text:style-name="T2">(Dir)/</text:span><text:span text:style-name="T10">2</text:span><text:span text:style-name="T2">(Indir)<text:tab/></text:span><text:span text:style-name="T11">+</text:span><text:span text:style-name="T14">1</text:span><text:span text:style-name="T11">(fetch decode</text:span><text:span text:style-name="T12">)</text:span></text:p>
        </text:list-item>
        <text:list-item>
          <text:p text:style-name="P28"><text:span text:style-name="T2">I</text:span><text:span text:style-name="T1">ndex : 2</text:span><text:span text:style-name="T2">(Dir)/</text:span><text:span text:style-name="T1">3</text:span><text:span text:style-name="T2">(Indir)<text:tab/></text:span><text:span text:style-name="T11">+</text:span><text:span text:style-name="T14">1</text:span><text:span text:style-name="T11">(fetch decode</text:span><text:span text:style-name="T12">)</text:span></text:p>
        </text:list-item>
      </text:list>
      <text:p text:style-name="P6"/>
      <text:p text:style-name="P6"/>
      <text:p text:style-name="P6"/>
      <text:p text:style-name="P12"><text:span text:style-name="T21">C</text:span><text:span text:style-name="T23">P</text:span><text:span text:style-name="T22">I : </text:span><text:span text:style-name="T24">10.</text:span><text:span text:style-name="T25">2</text:span><text:span text:style-name="T24"> ≃ 1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36:41.752322172</meta:creation-date>
    <dc:date>2019-12-07T23:25:46.593228347</dc:date>
    <meta:editing-duration>PT58M2S</meta:editing-duration>
    <meta:editing-cycles>26</meta:editing-cycles>
    <meta:generator>LibreOffice/6.3.2.2$Linux_X86_64 LibreOffice_project/30$Build-2</meta:generator>
    <meta:document-statistic meta:table-count="0" meta:image-count="0" meta:object-count="0" meta:page-count="2" meta:paragraph-count="32" meta:word-count="383" meta:character-count="2356" meta:non-whitespace-character-count="1976"/>
  </office:meta>
</office:document-meta>
</file>